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6f6db"/>
    </style:style>
    <style:style style:name="P2" style:family="paragraph" style:parent-style-name="Standard">
      <style:text-properties officeooo:rsid="0006f6db" officeooo:paragraph-rsid="0006f6db"/>
    </style:style>
    <style:style style:name="P3" style:family="paragraph" style:parent-style-name="Standard">
      <style:text-properties officeooo:paragraph-rsid="0008c834"/>
    </style:style>
    <style:style style:name="P4" style:family="paragraph" style:parent-style-name="Standard">
      <style:text-properties officeooo:rsid="0008c834" officeooo:paragraph-rsid="0008c834"/>
    </style:style>
    <style:style style:name="P5" style:family="paragraph" style:parent-style-name="Text_20_body">
      <style:text-properties officeooo:rsid="0006b0c7" officeooo:paragraph-rsid="0006b0c7"/>
    </style:style>
    <style:style style:name="P6" style:family="paragraph" style:parent-style-name="Text_20_body">
      <style:text-properties officeooo:rsid="000a1200" officeooo:paragraph-rsid="000a1200"/>
    </style:style>
    <style:style style:name="P7" style:family="paragraph" style:parent-style-name="Text_20_body">
      <style:text-properties officeooo:rsid="000b9e9c" officeooo:paragraph-rsid="000b9e9c"/>
    </style:style>
    <style:style style:name="P8" style:family="paragraph" style:parent-style-name="Text_20_body">
      <style:text-properties fo:font-weight="bold" officeooo:rsid="000e0578" officeooo:paragraph-rsid="000e0578" style:font-weight-asian="bold" style:font-weight-complex="bold"/>
    </style:style>
    <style:style style:name="P9" style:family="paragraph" style:parent-style-name="Heading_20_2">
      <style:text-properties officeooo:rsid="0006f6db" officeooo:paragraph-rsid="0006f6db"/>
    </style:style>
    <style:style style:name="P10" style:family="paragraph" style:parent-style-name="Title">
      <style:text-properties officeooo:rsid="0006b0c7" officeooo:paragraph-rsid="0006b0c7"/>
    </style:style>
    <style:style style:name="P11" style:family="paragraph" style:parent-style-name="Heading_20_1">
      <style:text-properties officeooo:rsid="0006f6db" officeooo:paragraph-rsid="0006f6db"/>
    </style:style>
    <style:style style:name="P12" style:family="paragraph" style:parent-style-name="Heading_20_1">
      <style:text-properties officeooo:rsid="0008c834" officeooo:paragraph-rsid="0008c834"/>
    </style:style>
    <style:style style:name="P13" style:family="paragraph" style:parent-style-name="Heading_20_1">
      <style:text-properties officeooo:rsid="000a1200" officeooo:paragraph-rsid="000a1200"/>
    </style:style>
    <style:style style:name="T1" style:family="text">
      <style:text-properties officeooo:rsid="0006f6db"/>
    </style:style>
    <style:style style:name="T2" style:family="text">
      <style:text-properties fo:color="#000096" fo:background-color="#ffffff"/>
    </style:style>
    <style:style style:name="T3" style:family="text">
      <style:text-properties fo:color="#f5844c" fo:background-color="#ffffff"/>
    </style:style>
    <style:style style:name="T4" style:family="text">
      <style:text-properties fo:color="#ff8040" fo:background-color="#ffffff"/>
    </style:style>
    <style:style style:name="T5" style:family="text">
      <style:text-properties fo:color="#993300"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officeooo:rsid="0007aa87"/>
    </style:style>
    <style:style style:name="T8" style:family="text">
      <style:text-properties officeooo:rsid="000ca088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érer une ODD</text:p>
      <text:h text:style-name="P11" text:outline-level="1">Rendre un élément obligatoire avec une liste de choses proposées obligatoires</text:h>
      <text:p text:style-name="P5">&lt;elementSpec ident="lg" mode="change"&gt; <text:s text:c="4"/>← cela veut dire qu’on va changer la balise « lg »</text:p>
      <text:p text:style-name="P5">&lt;attList&gt;</text:p>
      <text:p text:style-name="P5">&lt;attDef ident="part" mode="delete"/&gt; <text:s text:c="11"/>← cela veut dire que « part » n’est plus autorisé</text:p>
      <text:p text:style-name="P5">&lt;attDef ident="type" mode="change"&gt; <text:s text:c="4"/>← dire que l’on va changer la valeur de « type »</text:p>
      <text:p text:style-name="P5">&lt;valList mode="add" type="closed"&gt; <text:s text:c="8"/>← dit que l’on va modifier la valeur de type, en disant que c’est désormais « fermé », donc qu’on a un choix limité d’attribut</text:p>
      <text:p text:style-name="P5">&lt;valItem ident="quatrain"/&gt; <text:s text:c="20"/>← liste des valeurs fermées pour « type »</text:p>
      <text:p text:style-name="P5">&lt;valItem ident="sizain"/&gt;</text:p>
      <text:p text:style-name="P5">&lt;valItem ident="sonnet"/&gt;</text:p>
      <text:p text:style-name="P5">&lt;valItem ident="tercet"/&gt;</text:p>
      <text:p text:style-name="P5">&lt;/valList&gt;&lt;/attDef&gt;</text:p>
      <text:p text:style-name="P5">&lt;/attList&gt;</text:p>
      <text:p text:style-name="P5">&lt;/elementSpec&gt;</text:p>
      <text:p text:style-name="P5"/>
      <text:h text:style-name="P9" text:outline-level="2">Différence entre add et change</text:h>
      <text:p text:style-name="P5">« <text:span text:style-name="T1">add » est à mettre si on a explicitement supprimé cette attribut auparavant. Sinon, c’est « change », qui permet de changer la valeur d’un attribut.</text:span></text:p>
      <text:h text:style-name="P11" text:outline-level="1">Rendre un élément obligatoire</text:h>
      <text:p text:style-name="P1"><text:span text:style-name="T2">&lt;elementSpec</text:span><text:span text:style-name="T3"> ident</text:span><text:span text:style-name="T4">=</text:span><text:span text:style-name="T5">"l"</text:span><text:span text:style-name="T3"> mode</text:span><text:span text:style-name="T4">=</text:span><text:span text:style-name="T5">"change"</text:span><text:span text:style-name="T2">&gt;</text:span><text:line-break/><text:span text:style-name="T6"> <text:s text:c="14"/></text:span><text:span text:style-name="T2">&lt;attList&gt;</text:span><text:line-break/><text:span text:style-name="T6"> <text:s text:c="17"/></text:span><text:span text:style-name="T2">&lt;attDef</text:span><text:span text:style-name="T3"> ident</text:span><text:span text:style-name="T4">=</text:span><text:span text:style-name="T5">"part"</text:span><text:span text:style-name="T3"> mode</text:span><text:span text:style-name="T4">=</text:span><text:span text:style-name="T5">"delete"</text:span><text:span text:style-name="T2">/&gt;</text:span><text:line-break/><text:span text:style-name="T6"> <text:s text:c="17"/></text:span><text:span text:style-name="T2">&lt;attDef</text:span><text:span text:style-name="T3"> ident</text:span><text:span text:style-name="T4">=</text:span><text:span text:style-name="T5">"n"</text:span><text:span text:style-name="T3"> mode</text:span><text:span text:style-name="T4">=</text:span><text:span text:style-name="T5">"change"</text:span><text:span text:style-name="T3"> usage</text:span><text:span text:style-name="T4">=</text:span><text:span text:style-name="T5">"req"</text:span><text:span text:style-name="T2">&gt;&lt;/attDef&gt;</text:span><text:line-break/><text:span text:style-name="T6"> <text:s text:c="14"/></text:span><text:span text:style-name="T2">&lt;/attList&gt;</text:span><text:line-break/><text:span text:style-name="T6"> <text:s text:c="11"/></text:span><text:span text:style-name="T2">&lt;/elementSpec&gt;</text:span></text:p>
      <text:p text:style-name="P1"/>
      <text:p text:style-name="P2">Ici, on modifie la valeur de l, on retire la valeur « part » et on rend obligatoire « n » <text:span text:style-name="T7">avec l’attribut « usage ». </text:span></text:p>
      <text:h text:style-name="P12" text:outline-level="1">Autre exemple de modification de schéma</text:h>
      <text:p text:style-name="P3"><text:span text:style-name="T2">&lt;attDef</text:span><text:span text:style-name="T3"> ident</text:span><text:span text:style-name="T4">=</text:span><text:span text:style-name="T5">"subtype"</text:span><text:span text:style-name="T3"> usage</text:span><text:span text:style-name="T4">=</text:span><text:span text:style-name="T5">"opt"</text:span><text:span text:style-name="T3"> mode</text:span><text:span text:style-name="T4">=</text:span><text:span text:style-name="T5">"change"</text:span><text:span text:style-name="T3"> ns</text:span><text:span text:style-name="T4">=</text:span><text:span text:style-name="T5">"http://www.tei-c.org/ns/1.0"</text:span><text:span text:style-name="T2">&gt;</text:span><text:line-break/><text:span text:style-name="T6"> <text:s text:c="20"/></text:span><text:span text:style-name="T2">&lt;valList</text:span><text:span text:style-name="T3"> mode</text:span><text:span text:style-name="T4">=</text:span><text:span text:style-name="T5">"add"</text:span><text:span text:style-name="T3"> type</text:span><text:span text:style-name="T4">=</text:span><text:span text:style-name="T5">"closed"</text:span><text:span text:style-name="T2">&gt;</text:span><text:line-break/><text:soft-page-break/><text:span text:style-name="T6"> <text:s text:c="23"/></text:span><text:span text:style-name="T2">&lt;valItem</text:span><text:span text:style-name="T3"> ident</text:span><text:span text:style-name="T4">=</text:span><text:span text:style-name="T5">"rimeA"</text:span><text:span text:style-name="T2">/&gt;</text:span><text:line-break/><text:span text:style-name="T6"> <text:s text:c="23"/></text:span><text:span text:style-name="T2">&lt;valItem</text:span><text:span text:style-name="T3"> ident</text:span><text:span text:style-name="T4">=</text:span><text:span text:style-name="T5">"rimeB"</text:span><text:span text:style-name="T2">/&gt;</text:span><text:line-break/><text:span text:style-name="T6"> <text:s text:c="23"/></text:span><text:span text:style-name="T2">&lt;valItem</text:span><text:span text:style-name="T3"> ident</text:span><text:span text:style-name="T4">=</text:span><text:span text:style-name="T5">"rimeC"</text:span><text:span text:style-name="T2">/&gt;</text:span><text:line-break/><text:span text:style-name="T6"> <text:s text:c="20"/></text:span><text:span text:style-name="T2">&lt;/valList&gt;</text:span><text:line-break/><text:span text:style-name="T6"> <text:s text:c="17"/></text:span><text:span text:style-name="T2">&lt;/attDef&gt;</text:span></text:p>
      <text:p text:style-name="P4">Ici je crée un attribut « subtype », d’usage optionnel, dont le namespace est spécifié car il n’est pas dans la TEI. Ensuite, j’ajoute son set de valeurs qui est fermé. </text:p>
      <text:h text:style-name="P13" text:outline-level="1">L’ODD et la documentation</text:h>
      <text:p text:style-name="P6">Il faut rédiger la documentation de notre document en ODD, avec son header à remplir. Dans le corps, il faut mettre une &lt;div1&gt; qui décrit ce que l’on fait, la documentation rédigée, puis on fait une aute &lt;div1&gt; avec le &lt;schemaspec&gt; dedans !</text:p>
      <text:p text:style-name="P7">(&lt;header&gt;&lt;/header&gt;&lt;body&gt;&lt;div1&gt;la docu rédigée&lt;/div1&gt;&lt;div1&gt;le schema spec&gt;&lt;/div1&gt;).<text:line-break/></text:p>
      <text:p text:style-name="P7">On fait cette mise en page très superficielle (mettre des trucs en gras, en italique, copier du code, etc.) <text:span text:style-name="T8">et ensuite on la transforme avec un schéma de transformation pour la passer en HTML. </text:span></text:p>
      <text:p text:style-name="P8">Il faut mettre « odd to XHTML »<text:span text:style-name="T9"> dans le choix de la transform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58:19.454971717</meta:creation-date>
    <meta:generator>LibreOffice/6.0.7.3$Linux_X86_64 LibreOffice_project/00m0$Build-3</meta:generator>
    <dc:date>2020-01-15T15:41:38.931846573</dc:date>
    <meta:editing-duration>PT1H32M37S</meta:editing-duration>
    <meta:editing-cycles>7</meta:editing-cycles>
    <meta:document-statistic meta:table-count="0" meta:image-count="0" meta:object-count="0" meta:page-count="2" meta:paragraph-count="27" meta:word-count="335" meta:character-count="2484" meta:non-whitespace-character-count="1914"/>
  </office:meta>
</office:document-meta>
</file>